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116.42mm"/>
    </style:style>
    <style:style style:name="co6" style:family="table-column">
      <style:table-column-properties fo:break-before="auto" style:column-width="146.58mm"/>
    </style:style>
    <style:style style:name="co7" style:family="table-column">
      <style:table-column-properties fo:break-before="auto" style:column-width="146.31mm"/>
    </style:style>
    <style:style style:name="co8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Main Tasks</text:p>
          </table:table-cell>
          <table:table-cell table:style-name="ce1" office:value-type="string" calcext:value-type="string">
            <text:p>task no.</text:p>
          </table:table-cell>
          <table:table-cell table:style-name="ce1" office:value-type="string" calcext:value-type="string">
            <text:p>Done? u=untested</text:p>
          </table:table-cell>
          <table:table-cell table:style-name="ce1" office:value-type="string" calcext:value-type="string">
            <text:p>Implementation To-D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Research Questions</text:p>
          </table:table-cell>
          <table:table-cell table:style-name="ce1" office:value-type="string" calcext:value-type="string">
            <text:p>Problems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repare da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oad into single matrix</text:p>
          </table:table-cell>
          <table:table-cell table:style-name="ce3" office:value-type="string" calcext:value-type="string">
            <text:p>f-values from independently learned models for each perso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" table:formula="of:=[.C2] + 1" office:value-type="string" office:string-value="2" calcext:value-type="string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Implement cross validation to split the data into training and test</text:p>
          </table:table-cell>
          <table:table-cell table:style-name="ce3" office:value-type="string" calcext:value-type="string">
            <text:p>cross validation on the observed preference pair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un gps without the complete model (1 iteration of individual model)</text:p>
          </table:table-cell>
          <table:table-cell table:style-name="ce3" office:value-type="string" calcext:value-type="string">
            <text:p>run GP for each person without the complete model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aw Data Visualisation </text:p>
          </table:table-cell>
          <table:table-cell table:style-name="ce3" table:formula="of:=[.C5] + 1" office:value-type="float" office:value="1" calcext:value-type="float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um all GPs from observations (no model)</text:p>
          </table:table-cell>
          <table:table-cell table:style-name="ce3" office:value-type="string" calcext:value-type="string">
            <text:p>Latent pref function values </text:p>
          </table:table-cell>
          <table:table-cell table:style-name="ce3" office:value-type="string" calcext:value-type="string">
            <text:p>Does the data suggest that people have different preferences? 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3" table:formula="of:=[.C6] + 1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Implement 3D plot with argument index along y axis 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" table:formula="of:=[.C7] + 1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roduce/save 3D plot of sums of GP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" table:formula="of:=[.C8] + 1" office:value-type="float" office:value="4" calcext:value-type="float">
            <text:p>4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mpute variance and sort by variance </text:p>
          </table:table-cell>
          <table:table-cell table:style-name="ce3" office:value-type="string" calcext:value-type="string">
            <text:p>Latent pref function variance <text:s/>only</text:p>
          </table:table-cell>
          <table:table-cell/>
          <table:table-cell table:style-name="ce3" office:value-type="string" calcext:value-type="string">
            <text:p>Doesn't really show whether the differences are consistent between workers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9] + 1" office:value-type="float" office:value="5" calcext:value-type="float">
            <text:p>5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pref function variance and save results 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" table:formula="of:=[.C10] + 1" office:value-type="float" office:value="6" calcext:value-type="float">
            <text:p>6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histograms/scatter plots of observed pref pairs and save. </text:p>
          </table:table-cell>
          <table:table-cell table:style-name="ce3" office:value-type="string" calcext:value-type="string">
            <text:p>Pref pairs</text:p>
          </table:table-cell>
          <table:table-cell table:style-name="ce3" office:value-type="string" calcext:value-type="string">
            <text:p>Does raw data show differences better than GP, which may have removed bias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3" table:formula="of:=[.C11] + 1"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mpute variance and sort </text:p>
          </table:table-cell>
          <table:table-cell table:style-name="ce3" office:value-type="string" calcext:value-type="string">
            <text:p>Pref pair variance 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" table:formula="of:=[.C12] + 1" office:value-type="float" office:value="8" calcext:value-type="float">
            <text:p>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pref pair variance and save 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" table:formula="of:=[.C13] + 1" office:value-type="float" office:value="9" calcext:value-type="float">
            <text:p>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all pref function means as a line graph</text:p>
          </table:table-cell>
          <table:table-cell table:style-name="ce3" office:value-type="string" calcext:value-type="string">
            <text:p>Visualise the mean pref functions. Illustrate the need for the GP model</text:p>
          </table:table-cell>
          <table:table-cell table:style-name="ce3" office:value-type="string" calcext:value-type="string">
            <text:p>Consistent differences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valuation</text:p>
          </table:table-cell>
          <table:table-cell table:style-name="ce3" table:formula="of:=[.C15] + 1" office:value-type="float" office:value="1" calcext:value-type="float">
            <text:p>1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un 5-fold cross validation with individual pref. model</text:p>
          </table:table-cell>
          <table:table-cell table:style-name="ce3" office:value-type="string" calcext:value-type="string">
            <text:p>Individual pref model </text:p>
          </table:table-cell>
          <table:table-cell table:style-name="ce3" office:value-type="string" calcext:value-type="string">
            <text:p>Do proposed methods improve predictions of preferences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6] + 1" office:value-type="float" office:value="2" calcext:value-type="float">
            <text:p>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mpute accuracy metrics for 5-fold cross validation</text:p>
          </table:table-cell>
          <table:table-cell/>
          <table:table-cell table:style-name="ce3" office:value-type="string" calcext:value-type="string">
            <text:p>...above a baseline by modelling individuals and similarities between people?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3" table:formula="of:=[.C17] + 1" office:value-type="float" office:value="3" calcext:value-type="float">
            <text:p>3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un 5 fold cross validation </text:p>
          </table:table-cell>
          <table:table-cell table:style-name="ce3" office:value-type="string" calcext:value-type="string">
            <text:p>Baseline. <text:s/>Put all prefs together and train the pref GP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" table:formula="of:=[.C18] + 1" office:value-type="float" office:value="4" calcext:value-type="float">
            <text:p>4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mpute accuracy metrics</text:p>
          </table:table-cell>
          <table:table-cell table:number-columns-repeated="2"/>
          <table:table-cell table:style-name="ce3" office:value-type="string" calcext:value-type="string">
            <text:p>May not be enough in each data poin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9] + 1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Implement the clustered preferences model</text:p>
          </table:table-cell>
          <table:table-cell table:style-name="ce3" office:value-type="string" calcext:value-type="string">
            <text:p>Clustered pref model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0] + 1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Run the cross validation on the clustered prefs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formula="of:=[.C21] + 1"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epeat individual model with different numbers of components </text:p>
          </table:table-cell>
          <table:table-cell table:style-name="ce3" office:value-type="string" calcext:value-type="string">
            <text:p>No. <text:s/>Components /clusters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22] + 1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Repeat clustered model with different numbers of clusters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formula="of:=[.C23] + 1" office:value-type="float" office:value="9" calcext:value-type="float">
            <text:p>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mplement plotting for the metric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un and save the metric plotting with all method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luster analysis</text:p>
          </table:table-cell>
          <table:table-cell table:style-name="ce3" table:formula="of:=1" office:value-type="string" office:string-value="1" calcext:value-type="string">
            <text:p>1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un DPGMM on the f values</text:p>
          </table:table-cell>
          <table:table-cell table:style-name="ce3" office:value-type="string" calcext:value-type="string">
            <text:p>DPGMM</text:p>
          </table:table-cell>
          <table:table-cell table:style-name="ce3" office:value-type="string" calcext:value-type="string">
            <text:p>Are there simple clusters rather than complex multiple preference clusters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7] + 1" office:value-type="float" office:value="2" calcext:value-type="float">
            <text:p>2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un FA with diff. no. components.</text:p>
          </table:table-cell>
          <table:table-cell table:style-name="ce3" office:value-type="string" calcext:value-type="string">
            <text:p>Run factor analysis with different numbers of components on the pref functions</text:p>
          </table:table-cell>
          <table:table-cell table:style-name="ce3" office:value-type="string" calcext:value-type="string">
            <text:p>Can we find obvious components in the f values without the complete model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8] + 1" office:value-type="float" office:value="3" calcext:value-type="float">
            <text:p>3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distribution of people's cluster membership as a bar chart</text:p>
          </table:table-cell>
          <table:table-cell table:style-name="ce3" office:value-type="string" calcext:value-type="string">
            <text:p>Visualise distribution of cluster membership/workers in factored space</text:p>
          </table:table-cell>
          <table:table-cell table:style-name="ce3" office:value-type="string" calcext:value-type="string">
            <text:p>Do people fit clearly into clusters/components found using DPGMM, FA, or the proposed models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9] + 1" office:value-type="float" office:value="4" calcext:value-type="float">
            <text:p>4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Multiple 2-D plots for pairs of clusters/components</text:p>
          </table:table-cell>
          <table:table-cell table:style-name="ce4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30] + 1" office:value-type="float" office:value="5" calcext:value-type="float">
            <text:p>5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mean f values of each cluster for each cluster method</text:p>
          </table:table-cell>
          <table:table-cell table:style-name="ce3" office:value-type="string" calcext:value-type="string">
            <text:p>Visualise archetype preference function of each cluster</text:p>
          </table:table-cell>
          <table:table-cell table:style-name="ce3" office:value-type="string" calcext:value-type="string">
            <text:p>Are the clusters substantially different from each other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31] + 1" office:value-type="float" office:value="6" calcext:value-type="float">
            <text:p>6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variance in mean f-values in each cluster for each cluster method</text:p>
          </table:table-cell>
          <table:table-cell table:style-name="ce3" office:value-type="string" calcext:value-type="string">
            <text:p>Visualise tightness of clusters</text:p>
          </table:table-cell>
          <table:table-cell table:style-name="ce3" office:value-type="string" calcext:value-type="string">
            <text:p>Are the clusters cohesive/tight/distinct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32] + 1"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lot variance in the observed prefs in each cluster for each cluster metho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formula="of:=[.C33] + 1" office:value-type="float" office:value="8" calcext:value-type="float">
            <text:p>8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lot variance in predicted pref pairs in each cluster for each metho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formula="of:=[.C34] + 1" office:value-type="float" office:value="9" calcext:value-type="float">
            <text:p>9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mpute IAA within each cluster (unweighted)</text:p>
          </table:table-cell>
          <table:table-cell table:style-name="ce3" office:value-type="string" calcext:value-type="string">
            <text:p>IAA</text:p>
          </table:table-cell>
          <table:table-cell table:style-name="ce3" office:value-type="string" calcext:value-type="string">
            <text:p>How much agreement within clusters?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960">
          <table:table-cell table:style-name="ce2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1:29:07.055201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Linux_X86_64 LibreOffice_project/20m0$Build-2</meta:generator>
    <meta:document-statistic meta:table-count="1" meta:cell-count="136" meta:object-count="0"/>
  </office:meta>
</office:document-meta>
</file>